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2.305cm" style:rel-column-width="47432*"/>
    </style:style>
    <style:style style:name="Tableau5.B" style:family="table-column">
      <style:table-column-properties style:column-width="4.695cm" style:rel-column-width="18103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0.153cm" style:rel-column-width="39138*"/>
    </style:style>
    <style:style style:name="Tableau6.B" style:family="table-column">
      <style:table-column-properties style:column-width="6.847cm" style:rel-column-width="26397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8.507cm" style:rel-column-width="32768*"/>
    </style:style>
    <style:style style:name="Tableau3.B" style:family="table-column">
      <style:table-column-properties style:column-width="8.505cm" style:rel-column-width="3276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8*"/>
    </style:style>
    <style:style style:name="Tableau7.B" style:family="table-column">
      <style:table-column-properties style:column-width="8.5cm" style:rel-column-width="32767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fo:margin-right="-0.012cm" table:align="margins"/>
    </style:style>
    <style:style style:name="Tableau4.A" style:family="table-column">
      <style:table-column-properties style:column-width="8.507cm" style:rel-column-width="32768*"/>
    </style:style>
    <style:style style:name="Tableau4.B" style:family="table-column">
      <style:table-column-properties style:column-width="8.505cm" style:rel-column-width="3276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B" style:family="table-column">
      <style:table-column-properties style:column-width="8.5cm" style:rel-column-width="32768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9.B1" style:family="table-cell">
      <style:table-cell-properties fo:padding="0.097cm" fo:border="0.5pt solid #000000" style:writing-mode="page"/>
    </style:style>
    <style:style style:name="Tableau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0.153cm" style:rel-column-width="39138*"/>
    </style:style>
    <style:style style:name="Tableau8.B" style:family="table-column">
      <style:table-column-properties style:column-width="6.847cm" style:rel-column-width="26397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13cm" fo:margin-left="0cm" fo:margin-right="-0.012cm" table:align="margins"/>
    </style:style>
    <style:style style:name="Tableau10.A" style:family="table-column">
      <style:table-column-properties style:column-width="8.864cm" style:rel-column-width="34143*"/>
    </style:style>
    <style:style style:name="Tableau10.B" style:family="table-column">
      <style:table-column-properties style:column-width="8.149cm" style:rel-column-width="31392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32768*"/>
    </style:style>
    <style:style style:name="Tableau11.B" style:family="table-column">
      <style:table-column-properties style:column-width="8.5cm" style:rel-column-width="32767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8.5cm" style:rel-column-width="32768*"/>
    </style:style>
    <style:style style:name="Tableau12.B" style:family="table-column">
      <style:table-column-properties style:column-width="8.5cm" style:rel-column-width="32767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.013cm" fo:margin-left="0cm" fo:margin-right="-0.012cm" table:align="margins"/>
    </style:style>
    <style:style style:name="Tableau13.A" style:family="table-column">
      <style:table-column-properties style:column-width="8.864cm" style:rel-column-width="34143*"/>
    </style:style>
    <style:style style:name="Tableau13.B" style:family="table-column">
      <style:table-column-properties style:column-width="8.149cm" style:rel-column-width="31392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.013cm" fo:margin-left="0.011cm" fo:margin-right="-0.023cm" table:align="margins"/>
    </style:style>
    <style:style style:name="Tableau14.A" style:family="table-column">
      <style:table-column-properties style:column-width="8.493cm" style:rel-column-width="32716*"/>
    </style:style>
    <style:style style:name="Tableau14.B" style:family="table-column">
      <style:table-column-properties style:column-width="8.52cm" style:rel-column-width="32819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.013cm" fo:margin-left="0cm" fo:margin-right="-0.012cm" table:align="margins"/>
    </style:style>
    <style:style style:name="Tableau17.A" style:family="table-column">
      <style:table-column-properties style:column-width="10.689cm" style:rel-column-width="41175*"/>
    </style:style>
    <style:style style:name="Tableau17.B" style:family="table-column">
      <style:table-column-properties style:column-width="6.324cm" style:rel-column-width="24360*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.013cm" fo:margin-left="0cm" fo:margin-right="-0.012cm" table:align="margins"/>
    </style:style>
    <style:style style:name="Tableau15.A" style:family="table-column">
      <style:table-column-properties style:column-width="9.049cm" style:rel-column-width="34856*"/>
    </style:style>
    <style:style style:name="Tableau15.B" style:family="table-column">
      <style:table-column-properties style:column-width="7.964cm" style:rel-column-width="30679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B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.013cm" fo:margin-left="0cm" fo:margin-right="-0.012cm" table:align="margins"/>
    </style:style>
    <style:style style:name="Tableau16.A" style:family="table-column">
      <style:table-column-properties style:column-width="8.703cm" style:rel-column-width="33525*"/>
    </style:style>
    <style:style style:name="Tableau16.B" style:family="table-column">
      <style:table-column-properties style:column-width="8.31cm" style:rel-column-width="32010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.013cm" fo:margin-left="0cm" fo:margin-right="-0.012cm" table:align="margins"/>
    </style:style>
    <style:style style:name="Tableau18.A" style:family="table-column">
      <style:table-column-properties style:column-width="10.689cm" style:rel-column-width="41175*"/>
    </style:style>
    <style:style style:name="Tableau18.B" style:family="table-column">
      <style:table-column-properties style:column-width="6.324cm" style:rel-column-width="24360*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B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10.001cm"/>
    </style:style>
    <style:style style:name="Tableau2.B" style:family="table-column">
      <style:table-column-properties style:column-width="7.01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0.876cm" style:rel-column-width="41924*"/>
    </style:style>
    <style:style style:name="Tableau1.B" style:family="table-column">
      <style:table-column-properties style:column-width="6.124cm" style:rel-column-width="2361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000000" loext:opacity="100%" fo:font-size="11pt" fo:font-style="normal" style:text-underline-style="none" fo:font-weight="normal" officeooo:paragraph-rsid="001dfd76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0.5pt" fo:font-style="normal" style:text-underline-style="none" fo:font-weight="normal" officeooo:paragraph-rsid="001b1bc6" style:font-size-asian="10.5pt" style:font-style-asian="normal" style:font-weight-asian="normal" style:font-size-complex="10.5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0.5pt" fo:font-style="normal" style:text-underline-style="none" fo:font-weight="normal" officeooo:paragraph-rsid="001dfd76" style:font-size-asian="10.5pt" style:font-style-asian="normal" style:font-weight-asian="normal" style:font-size-complex="10.5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0.5pt" fo:font-style="normal" style:text-underline-style="none" fo:font-weight="normal" officeooo:rsid="001dfd76" officeooo:paragraph-rsid="001dfd76" style:font-size-asian="10.5pt" style:font-style-asian="normal" style:font-weight-asian="normal" style:font-size-complex="10.5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0.5pt" style:text-underline-style="none" fo:font-weight="normal" officeooo:paragraph-rsid="001fb1a2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0.5pt" style:text-underline-style="none" fo:font-weight="normal" officeooo:paragraph-rsid="0024dee9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0.5pt" fo:font-style="italic" style:text-underline-style="none" fo:font-weight="normal" officeooo:paragraph-rsid="001dfd76" style:font-size-asian="10.5pt" style:font-style-asian="italic" style:font-weight-asian="normal" style:font-size-complex="10.5pt" style:font-style-complex="italic" style:font-weight-complex="normal"/>
    </style:style>
    <style:style style:name="P8" style:family="paragraph" style:parent-style-name="Standard">
      <style:text-properties fo:font-size="10.5pt" officeooo:paragraph-rsid="001c729b" style:font-size-asian="10.5pt" style:font-size-complex="10.5pt"/>
    </style:style>
    <style:style style:name="P9" style:family="paragraph" style:parent-style-name="Standard">
      <style:text-properties fo:font-size="10.5pt" officeooo:paragraph-rsid="001dfd76" style:font-size-asian="10.5pt" style:font-size-complex="10.5pt"/>
    </style:style>
    <style:style style:name="P10" style:family="paragraph" style:parent-style-name="Standard">
      <style:paragraph-properties fo:text-align="start" style:justify-single-word="false"/>
      <style:text-properties fo:font-size="10.5pt" officeooo:rsid="0022ec52" officeooo:paragraph-rsid="0022ec52" style:font-size-asian="10.5pt" style:font-size-complex="10.5pt"/>
    </style:style>
    <style:style style:name="P11" style:family="paragraph" style:parent-style-name="Standard">
      <style:text-properties fo:font-size="10.5pt" officeooo:paragraph-rsid="0022ec52" style:font-size-asian="10.5pt" style:font-size-complex="10.5pt"/>
    </style:style>
    <style:style style:name="P12" style:family="paragraph" style:parent-style-name="Standard">
      <style:text-properties fo:font-size="10.5pt" officeooo:rsid="00243c3d" officeooo:paragraph-rsid="00243c3d" style:font-size-asian="10.5pt" style:font-size-complex="10.5pt"/>
    </style:style>
    <style:style style:name="P13" style:family="paragraph" style:parent-style-name="Standard">
      <style:text-properties fo:font-size="10.5pt" officeooo:paragraph-rsid="00243c3d" style:font-size-asian="10.5pt" style:font-size-complex="10.5pt"/>
    </style:style>
    <style:style style:name="P14" style:family="paragraph" style:parent-style-name="Standard">
      <style:text-properties fo:font-size="10.5pt" officeooo:rsid="0024dee9" officeooo:paragraph-rsid="0024dee9" style:font-size-asian="10.5pt" style:font-size-complex="10.5pt"/>
    </style:style>
    <style:style style:name="P15" style:family="paragraph" style:parent-style-name="Standard">
      <style:paragraph-properties fo:text-align="center" style:justify-single-word="false"/>
      <style:text-properties fo:font-size="10.5pt" fo:font-weight="normal" officeooo:rsid="001b1bc6" officeooo:paragraph-rsid="001b1bc6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.5pt" fo:font-weight="normal" officeooo:rsid="001b1bc6" officeooo:paragraph-rsid="001b1bc6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0.5pt" fo:font-weight="normal" officeooo:rsid="001b1bc6" officeooo:paragraph-rsid="001dfd76" style:font-size-asian="10.5pt" style:font-weight-asian="normal" style:font-size-complex="10.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0.5pt" fo:font-weight="normal" officeooo:rsid="001b1bc6" officeooo:paragraph-rsid="0024dee9" style:font-size-asian="10.5pt" style:font-weight-asian="normal" style:font-size-complex="10.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.5pt" fo:font-weight="normal" officeooo:paragraph-rsid="001b1bc6" style:font-size-asian="10.5pt" style:font-weight-asian="normal" style:font-size-complex="10.5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size="10.5pt" fo:font-weight="normal" officeooo:paragraph-rsid="001b1bc6" style:font-size-asian="10.5pt" style:font-weight-asian="normal" style:font-size-complex="10.5pt" style:font-weight-complex="normal"/>
    </style:style>
    <style:style style:name="P21" style:family="paragraph" style:parent-style-name="Standard">
      <style:text-properties fo:font-size="10.5pt" fo:font-weight="normal" officeooo:paragraph-rsid="001c729b" style:font-size-asian="10.5pt" style:font-weight-asian="normal" style:font-size-complex="10.5pt" style:font-weight-complex="normal"/>
    </style:style>
    <style:style style:name="P22" style:family="paragraph" style:parent-style-name="Standard">
      <style:text-properties fo:font-size="10.5pt" fo:font-weight="normal" officeooo:paragraph-rsid="001dfd76" style:font-size-asian="10.5pt" style:font-weight-asian="normal" style:font-size-complex="10.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0.5pt" fo:font-weight="normal" officeooo:rsid="0025487f" officeooo:paragraph-rsid="0025487f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0.5pt" fo:font-weight="normal" officeooo:rsid="0025487f" officeooo:paragraph-rsid="00273e6b" style:font-size-asian="10.5pt" style:font-weight-asian="normal" style:font-size-complex="10.5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0.5pt" fo:font-weight="normal" officeooo:rsid="0025487f" officeooo:paragraph-rsid="00285fb3" style:font-size-asian="10.5pt" style:font-weight-asian="normal" style:font-size-complex="10.5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0.5pt" fo:font-weight="normal" officeooo:rsid="00273e6b" officeooo:paragraph-rsid="00273e6b" style:font-size-asian="10.5pt" style:font-weight-asian="normal" style:font-size-complex="10.5pt" style:font-weight-complex="normal"/>
    </style:style>
    <style:style style:name="P27" style:family="paragraph" style:parent-style-name="Table_20_Contents">
      <style:text-properties fo:font-size="10.5pt" fo:font-weight="normal" style:font-size-asian="10.5pt" style:font-weight-asian="normal" style:font-size-complex="10.5pt" style:font-weight-complex="normal"/>
    </style:style>
    <style:style style:name="P28" style:family="paragraph" style:parent-style-name="Table_20_Contents">
      <style:text-properties fo:font-size="10.5pt" fo:font-weight="normal" officeooo:paragraph-rsid="001c8e9e" style:font-size-asian="10.5pt" style:font-weight-asian="normal" style:font-size-complex="10.5pt" style:font-weight-complex="normal"/>
    </style:style>
    <style:style style:name="P29" style:family="paragraph" style:parent-style-name="Table_20_Contents">
      <style:text-properties fo:font-size="10.5pt" fo:font-weight="normal" officeooo:paragraph-rsid="001fb1a2" style:font-size-asian="10.5pt" style:font-weight-asian="normal" style:font-size-complex="10.5pt" style:font-weight-complex="normal"/>
    </style:style>
    <style:style style:name="P30" style:family="paragraph" style:parent-style-name="Table_20_Contents">
      <style:text-properties fo:font-size="10.5pt" fo:font-weight="normal" officeooo:paragraph-rsid="0022ec52" style:font-size-asian="10.5pt" style:font-weight-asian="normal" style:font-size-complex="10.5pt" style:font-weight-complex="normal"/>
    </style:style>
    <style:style style:name="P31" style:family="paragraph" style:parent-style-name="Table_20_Contents">
      <style:text-properties fo:font-size="10.5pt" fo:font-weight="normal" officeooo:paragraph-rsid="00243c3d" style:font-size-asian="10.5pt" style:font-weight-asian="normal" style:font-size-complex="10.5pt" style:font-weight-complex="normal"/>
    </style:style>
    <style:style style:name="P32" style:family="paragraph" style:parent-style-name="Table_20_Contents">
      <style:text-properties fo:font-size="10.5pt" fo:font-weight="normal" officeooo:rsid="002489ad" officeooo:paragraph-rsid="002489ad" style:font-size-asian="10.5pt" style:font-weight-asian="normal" style:font-size-complex="10.5pt" style:font-weight-complex="normal"/>
    </style:style>
    <style:style style:name="P33" style:family="paragraph" style:parent-style-name="Table_20_Contents">
      <style:text-properties fo:font-size="10.5pt" fo:font-weight="normal" officeooo:paragraph-rsid="0024dee9" style:font-size-asian="10.5pt" style:font-weight-asian="normal" style:font-size-complex="10.5pt" style:font-weight-complex="normal"/>
    </style:style>
    <style:style style:name="P34" style:family="paragraph" style:parent-style-name="Table_20_Contents">
      <style:text-properties fo:font-size="10.5pt" fo:font-weight="normal" officeooo:paragraph-rsid="00273e6b" style:font-size-asian="10.5pt" style:font-weight-asian="normal" style:font-size-complex="10.5pt" style:font-weight-complex="normal"/>
    </style:style>
    <style:style style:name="P35" style:family="paragraph" style:parent-style-name="Table_20_Contents">
      <style:text-properties fo:font-size="10.5pt" fo:font-weight="normal" officeooo:rsid="0005deab" officeooo:paragraph-rsid="00273e6b" style:font-size-asian="10.5pt" style:font-weight-asian="normal" style:font-size-complex="10.5pt" style:font-weight-complex="normal"/>
    </style:style>
    <style:style style:name="P36" style:family="paragraph" style:parent-style-name="Table_20_Contents">
      <style:text-properties fo:font-size="10.5pt" fo:font-weight="normal" officeooo:paragraph-rsid="00285fb3" style:font-size-asian="10.5pt" style:font-weight-asian="normal" style:font-size-complex="10.5pt" style:font-weight-complex="normal"/>
    </style:style>
    <style:style style:name="P37" style:family="paragraph" style:parent-style-name="Standard">
      <style:text-properties fo:font-size="10.5pt" style:text-underline-style="none" officeooo:paragraph-rsid="001c8e9e" style:font-size-asian="10.5pt" style:font-size-complex="10.5pt"/>
    </style:style>
    <style:style style:name="P38" style:family="paragraph" style:parent-style-name="Standard">
      <style:text-properties fo:font-size="10.5pt" style:text-underline-style="none" officeooo:paragraph-rsid="001fb1a2" style:font-size-asian="10.5pt" style:font-size-complex="10.5pt"/>
    </style:style>
    <style:style style:name="P39" style:family="paragraph" style:parent-style-name="Table_20_Contents">
      <style:text-properties fo:font-size="10.5pt" fo:font-style="italic" fo:font-weight="normal" officeooo:paragraph-rsid="00285fb3" style:font-size-asian="10.5pt" style:font-style-asian="italic" style:font-weight-asian="normal" style:font-size-complex="10.5pt" style:font-style-complex="italic" style:font-weight-complex="normal"/>
    </style:style>
    <style:style style:name="P40" style:family="paragraph" style:parent-style-name="Table_20_Contents">
      <style:text-properties fo:font-size="10.5pt" fo:font-style="italic" fo:font-weight="normal" officeooo:rsid="00285fb3" officeooo:paragraph-rsid="00285fb3" style:font-size-asian="10.5pt" style:font-style-asian="italic" style:font-weight-asian="normal" style:font-size-complex="10.5pt" style:font-style-complex="italic" style:font-weight-complex="normal"/>
    </style:style>
    <style:style style:name="P41" style:family="paragraph" style:parent-style-name="Standard">
      <style:text-properties officeooo:paragraph-rsid="001c8e9e"/>
    </style:style>
    <style:style style:name="P42" style:family="paragraph" style:parent-style-name="Standard">
      <style:text-properties officeooo:paragraph-rsid="00285fb3"/>
    </style:style>
    <style:style style:name="P43" style:family="paragraph" style:parent-style-name="Table_20_Contents">
      <style:paragraph-properties fo:text-align="start" style:justify-single-word="false"/>
      <style:text-properties fo:font-size="12pt" officeooo:paragraph-rsid="001c8e9e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rsid="001bc96f" officeooo:paragraph-rsid="001dfd76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fo:font-weight="normal" officeooo:paragraph-rsid="001c8e9e" style:font-size-asian="12pt" style:font-weight-asian="normal" style:font-size-complex="12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font-size="12pt" fo:font-weight="normal" officeooo:paragraph-rsid="001fb1a2" style:font-size-asian="12pt" style:font-weight-asian="normal" style:font-size-complex="12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font-size="12pt" fo:font-weight="normal" officeooo:paragraph-rsid="00243c3d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size="12pt" fo:font-weight="normal" officeooo:paragraph-rsid="0024dee9" style:font-size-asian="12pt" style:font-weight-asian="normal" style:font-size-complex="12pt" style:font-weight-complex="normal"/>
    </style:style>
    <style:style style:name="P49" style:family="paragraph" style:parent-style-name="Table_20_Contents">
      <style:text-properties fo:font-size="10pt" fo:font-weight="normal" officeooo:paragraph-rsid="001fb1a2" style:font-size-asian="10pt" style:font-weight-asian="normal" style:font-size-complex="10pt" style:font-weight-complex="normal"/>
    </style:style>
    <style:style style:name="P50" style:family="paragraph" style:parent-style-name="Table_20_Contents">
      <style:text-properties fo:font-size="10pt" fo:font-weight="normal" officeooo:paragraph-rsid="00243c3d" style:font-size-asian="10pt" style:font-weight-asian="normal" style:font-size-complex="10pt" style:font-weight-complex="normal"/>
    </style:style>
    <style:style style:name="P51" style:family="paragraph" style:parent-style-name="Table_20_Contents">
      <style:text-properties fo:font-size="10pt" fo:font-weight="normal" officeooo:paragraph-rsid="0024dee9" style:font-size-asian="10pt" style:font-weight-asian="normal" style:font-size-complex="10pt" style:font-weight-complex="normal"/>
    </style:style>
    <style:style style:name="P52" style:family="paragraph" style:parent-style-name="Table_20_Contents">
      <style:text-properties officeooo:paragraph-rsid="00273e6b"/>
    </style:style>
    <style:style style:name="P53" style:family="paragraph" style:parent-style-name="Standard" style:list-style-name="L4">
      <style:paragraph-properties fo:text-align="start" style:justify-single-word="false"/>
      <style:text-properties fo:color="#000000" loext:opacity="100%" fo:font-size="10.5pt" fo:font-style="normal" style:text-underline-style="none" fo:font-weight="normal" officeooo:paragraph-rsid="001b1bc6" style:font-size-asian="10.5pt" style:font-style-asian="normal" style:font-weight-asian="normal" style:font-size-complex="10.5pt" style:font-style-complex="normal" style:font-weight-complex="normal"/>
    </style:style>
    <style:style style:name="P54" style:family="paragraph" style:parent-style-name="Standard" style:list-style-name="L4">
      <style:paragraph-properties fo:text-align="start" style:justify-single-word="false"/>
      <style:text-properties fo:color="#000000" loext:opacity="100%" fo:font-size="10.5pt" fo:font-style="normal" style:text-underline-style="none" fo:font-weight="normal" officeooo:paragraph-rsid="002c180a" style:font-size-asian="10.5pt" style:font-style-asian="normal" style:font-weight-asian="normal" style:font-size-complex="10.5pt" style:font-style-complex="normal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fo:color="#000000" loext:opacity="100%" fo:font-size="10.5pt" fo:font-style="normal" style:text-underline-style="none" fo:font-weight="normal" officeooo:paragraph-rsid="001b1bc6" style:font-size-asian="10.5pt" style:font-style-asian="normal" style:font-weight-asian="normal" style:font-size-complex="10.5pt" style:font-style-complex="normal" style:font-weight-complex="normal"/>
    </style:style>
    <style:style style:name="P56" style:family="paragraph" style:parent-style-name="Standard" style:list-style-name="L3">
      <style:paragraph-properties fo:text-align="start" style:justify-single-word="false"/>
      <style:text-properties fo:color="#000000" loext:opacity="100%" fo:font-size="10.5pt" fo:font-style="normal" style:text-underline-style="none" fo:font-weight="normal" officeooo:paragraph-rsid="001dfd76" style:font-size-asian="10.5pt" style:font-style-asian="normal" style:font-weight-asian="normal" style:font-size-complex="10.5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loext:opacity="100%" fo:font-size="10.5pt" fo:font-style="normal" style:text-underline-style="none" fo:font-weight="normal" officeooo:paragraph-rsid="002c180a" style:font-size-asian="10.5pt" style:font-style-asian="normal" style:font-weight-asian="normal" style:font-size-complex="10.5pt" style:font-style-complex="normal" style:font-weight-complex="normal"/>
    </style:style>
    <style:style style:name="P58" style:family="paragraph" style:parent-style-name="Standard" style:list-style-name="L3">
      <style:paragraph-properties fo:text-align="start" style:justify-single-word="false"/>
      <style:text-properties fo:color="#000000" loext:opacity="100%" fo:font-size="10.5pt" fo:font-style="italic" style:text-underline-style="none" fo:font-weight="normal" officeooo:paragraph-rsid="001dfd76" style:font-size-asian="10.5pt" style:font-style-asian="italic" style:font-weight-asian="normal" style:font-size-complex="10.5pt" style:font-style-complex="italic" style:font-weight-complex="normal"/>
    </style:style>
    <style:style style:name="P59" style:family="paragraph" style:parent-style-name="Standard" style:list-style-name="L3">
      <style:paragraph-properties fo:text-align="start" style:justify-single-word="false"/>
      <style:text-properties fo:color="#000000" loext:opacity="100%" fo:font-size="10.5pt" fo:font-style="italic" style:text-underline-style="none" fo:font-weight="normal" officeooo:rsid="001dfd76" officeooo:paragraph-rsid="001dfd76" style:font-size-asian="10.5pt" style:font-style-asian="italic" style:font-weight-asian="normal" style:font-size-complex="10.5pt" style:font-style-complex="italic" style:font-weight-complex="normal"/>
    </style:style>
    <style:style style:name="P60" style:family="paragraph" style:parent-style-name="Standard" style:list-style-name="L2">
      <style:text-properties fo:font-size="10.5pt" fo:font-weight="normal" officeooo:paragraph-rsid="001c729b" style:font-size-asian="10.5pt" style:font-weight-asian="normal" style:font-size-complex="10.5pt" style:font-weight-complex="normal"/>
    </style:style>
    <style:style style:name="P61" style:family="paragraph" style:parent-style-name="Standard" style:list-style-name="L2">
      <style:text-properties fo:font-size="10.5pt" fo:font-weight="normal" officeooo:paragraph-rsid="001dfd76" style:font-size-asian="10.5pt" style:font-weight-asian="normal" style:font-size-complex="10.5pt" style:font-weight-complex="normal"/>
    </style:style>
    <style:style style:name="P62" style:family="paragraph" style:parent-style-name="Standard" style:list-style-name="L2">
      <style:text-properties fo:font-size="10.5pt" fo:font-weight="normal" officeooo:rsid="001c729b" officeooo:paragraph-rsid="001dfd76" style:font-size-asian="10.5pt" style:font-weight-asian="normal" style:font-size-complex="10.5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0.5pt" fo:font-weight="normal" officeooo:rsid="001b1bc6" officeooo:paragraph-rsid="002c180a" style:font-size-asian="10.5pt" style:font-weight-asian="normal" style:font-size-complex="10.5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fo:font-size="10.5pt" fo:font-weight="normal" officeooo:paragraph-rsid="002c180a" style:font-size-asian="10.5pt" style:font-weight-asian="normal" style:font-size-complex="10.5pt" style:font-weight-complex="normal"/>
    </style:style>
    <style:style style:name="T1" style:family="text">
      <style:text-properties officeooo:rsid="001b1bc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b1bc6"/>
    </style:style>
    <style:style style:name="T4" style:family="text">
      <style:text-properties style:text-underline-style="solid" style:text-underline-width="auto" style:text-underline-color="font-color" officeooo:rsid="001c729b"/>
    </style:style>
    <style:style style:name="T5" style:family="text">
      <style:text-properties style:text-underline-style="solid" style:text-underline-width="auto" style:text-underline-color="font-color" officeooo:rsid="001c8e9e"/>
    </style:style>
    <style:style style:name="T6" style:family="text">
      <style:text-properties style:text-underline-style="solid" style:text-underline-width="auto" style:text-underline-color="font-color" officeooo:rsid="001fb1a2"/>
    </style:style>
    <style:style style:name="T7" style:family="text">
      <style:text-properties style:text-underline-style="solid" style:text-underline-width="auto" style:text-underline-color="font-color" officeooo:rsid="002c180a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c729b"/>
    </style:style>
    <style:style style:name="T10" style:family="text">
      <style:text-properties style:text-underline-style="none" officeooo:rsid="0024dee9"/>
    </style:style>
    <style:style style:name="T11" style:family="text">
      <style:text-properties fo:color="#000000" loext:opacity="100%" fo:font-style="normal" style:text-underline-style="none" style:font-style-asian="normal" style:font-style-complex="normal"/>
    </style:style>
    <style:style style:name="T12" style:family="text">
      <style:text-properties fo:color="#000000" loext:opacity="100%" fo:font-style="normal" style:text-underline-style="none" officeooo:rsid="001b1bc6" style:font-style-asian="normal" style:font-style-complex="normal"/>
    </style:style>
    <style:style style:name="T13" style:family="text">
      <style:text-properties fo:color="#000000" loext:opacity="100%" fo:font-style="normal" style:text-underline-style="solid" style:text-underline-width="auto" style:text-underline-color="font-color" officeooo:rsid="001b1bc6" style:font-style-asian="normal" style:font-style-complex="normal"/>
    </style:style>
    <style:style style:name="T14" style:family="text">
      <style:text-properties officeooo:rsid="001c729b"/>
    </style:style>
    <style:style style:name="T15" style:family="text">
      <style:text-properties officeooo:rsid="001c8e9e"/>
    </style:style>
    <style:style style:name="T16" style:family="text">
      <style:text-properties officeooo:rsid="001dfd76"/>
    </style:style>
    <style:style style:name="T17" style:family="text">
      <style:text-properties officeooo:rsid="001fb1a2"/>
    </style:style>
    <style:style style:name="T18" style:family="text">
      <style:text-properties officeooo:rsid="00243c3d"/>
    </style:style>
    <style:style style:name="T19" style:family="text">
      <style:text-properties officeooo:rsid="0024dee9"/>
    </style:style>
    <style:style style:name="T20" style:family="text">
      <style:text-properties officeooo:rsid="0005deab"/>
    </style:style>
    <style:style style:name="T21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2" style:family="text">
      <style:text-properties fo:font-size="10.5pt" fo:font-weight="normal" officeooo:rsid="0005deab" style:font-size-asian="10.5pt" style:font-weight-asian="normal" style:font-size-complex="10.5pt" style:font-weight-complex="normal"/>
    </style:style>
    <style:style style:name="T23" style:family="text">
      <style:text-properties officeooo:rsid="00285fb3"/>
    </style:style>
    <style:style style:name="T24" style:family="text">
      <style:text-properties officeooo:rsid="002c180a"/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ommaire cours de mathématiques 5ème</text:p>
      <text:p text:style-name="P15"/>
      <text:p text:style-name="P57"><text:span text:style-name="T1">Chapitre </text:span><text:span text:style-name="T7">1</text:span><text:span text:style-name="T1"> : Nombres relatifs, comparaison et repérage (p </text:span><text:span text:style-name="T3"><text:s text:c="6"/></text:span><text:span text:style-name="T1">);</text:span> je de<text:span text:style-name="T1">vrai </text:span>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4">1) Savoir ce qu'est un nombre relatif, comment il se compose (signe et partie numérique), à quoi ils servent</text:p>
          </table:table-cell>
          <table:table-cell table:style-name="Tableau2.B1" office:value-type="string">
            <text:p text:style-name="P64">7 p 30 ; 23 p 31</text:p>
          </table:table-cell>
        </table:table-row>
        <table:table-row>
          <table:table-cell table:style-name="Tableau2.A2" office:value-type="string">
            <text:p text:style-name="P64">2) Repérer un nombre sur une droite graduée par son abscisse</text:p>
          </table:table-cell>
          <table:table-cell table:style-name="Tableau2.B2" office:value-type="string">
            <text:p text:style-name="P64">8 ; 9 ; 11 ; 12 p 30 ; 34 p 31 ; 28 et 29 p 65</text:p>
          </table:table-cell>
        </table:table-row>
        <table:table-row>
          <table:table-cell table:style-name="Tableau2.A2" office:value-type="string">
            <text:p text:style-name="P64">3) Comparer des nombres relatifs</text:p>
          </table:table-cell>
          <table:table-cell table:style-name="Tableau2.B2" office:value-type="string">
            <text:p text:style-name="P64">15 ; 16 p 30 ; 48 ; 49 ; 50 ; 51 p 33</text:p>
          </table:table-cell>
        </table:table-row>
        <table:table-row>
          <table:table-cell table:style-name="Tableau2.A2" office:value-type="string">
            <text:p text:style-name="P64">4) Utiliser un repère du plan pour lier un point à ses coordonnées</text:p>
          </table:table-cell>
          <table:table-cell table:style-name="Tableau2.B2" office:value-type="string">
            <text:p text:style-name="P64">13 ; 14 p 30 ; 44 p 32 ; 45 ; 46 p 33</text:p>
          </table:table-cell>
        </table:table-row>
      </table:table>
      <text:p text:style-name="P63"/>
      <text:p text:style-name="P19"><text:span text:style-name="T12">C</text:span><text:span text:style-name="T11">hapitre </text:span><text:span text:style-name="T13">2</text:span><text:span text:style-name="T11">: </text:span><text:span text:style-name="T12">Symétries (p</text:span><text:span text:style-name="T13"><text:tab/></text:span><text:span text:style-name="T12">)</text:span><text:span text:style-name="T11">, je d</text:span><text:span text:style-name="T12">evrai</text:span><text:span text:style-name="T11"> savoir:</text:span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0">1) Construire le symétrique d'une figure par une symétrie axiale</text:p>
          </table:table-cell>
          <table:table-cell table:style-name="Tableau5.B1" office:value-type="string">
            <text:p text:style-name="P20">Ex 20 et 21 p 451</text:p>
          </table:table-cell>
        </table:table-row>
        <table:table-row>
          <table:table-cell table:style-name="Tableau5.A2" office:value-type="string">
            <text:p text:style-name="P20">2) Construire le symétrique d'une figure par une symétrie centrale</text:p>
          </table:table-cell>
          <table:table-cell table:style-name="Tableau5.B2" office:value-type="string">
            <text:p text:style-name="P20">33 ; 34 ; 35 ; 36 p 452 ;38 et 39 p 453 </text:p>
          </table:table-cell>
        </table:table-row>
        <table:table-row>
          <table:table-cell table:style-name="Tableau5.A2" office:value-type="string">
            <text:p text:style-name="P20">3) Connaître et utiliser en exercice les propriétés des symétries (conservation des angles, des longueurs...)</text:p>
          </table:table-cell>
          <table:table-cell table:style-name="Tableau5.B2" office:value-type="string">
            <text:p text:style-name="P20">30 ; 31 p 452 ; 58 ; 59 ; 61 p 456 ; 32 p 452</text:p>
          </table:table-cell>
        </table:table-row>
        <table:table-row>
          <table:table-cell table:style-name="Tableau5.A2" office:value-type="string">
            <text:p text:style-name="P20">4)<text:span text:style-name="T8"> Reconnaître des axes ou un centre de symétrie</text:span></text:p>
          </table:table-cell>
          <table:table-cell table:style-name="Tableau5.B2" office:value-type="string">
            <text:p text:style-name="P20">46 p 453 ; 47 p 454</text:p>
          </table:table-cell>
        </table:table-row>
      </table:table>
      <text:p text:style-name="P16"/>
      <text:p text:style-name="P57"><text:span text:style-name="T1">C</text:span>hapitre <text:span text:style-name="T24">3</text:span> : <text:span text:style-name="T1">Utiliser les nombres décimaux (p </text:span><text:span text:style-name="T3"><text:s text:c="4"/></text:span><text:span text:style-name="T1">) ; </text:span>je saurai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list xml:id="list1818983567" text:style-name="L4">
              <text:list-item>
                <text:p text:style-name="P54">Utiliser des ordres de grandeur</text:p>
              </text:list-item>
            </text:list>
          </table:table-cell>
          <table:table-cell table:style-name="Tableau1.B1" office:value-type="string">
            <text:p text:style-name="P57">6 ; 7 ; 8 p 20 ; 23 ; 24 et 25p 21 ; </text:p>
          </table:table-cell>
        </table:table-row>
        <table:table-row>
          <table:table-cell table:style-name="Tableau1.A2" office:value-type="string">
            <text:list xml:id="list110515522824006" text:continue-numbering="true" text:style-name="L4">
              <text:list-item>
                <text:p text:style-name="P54">ce qu'est une somme, une différence, un produit, un quotient <text:s text:c="2"/></text:p>
              </text:list-item>
            </text:list>
          </table:table-cell>
          <table:table-cell table:style-name="Tableau1.B2" office:value-type="string">
            <text:p text:style-name="P57">30 p 22 ; 62 p 25</text:p>
          </table:table-cell>
        </table:table-row>
        <table:table-row>
          <table:table-cell table:style-name="Tableau1.A2" office:value-type="string">
            <text:list xml:id="list110515246019895" text:continue-numbering="true" text:style-name="L4">
              <text:list-item>
                <text:p text:style-name="P54">L'ordre dans lequel effectu<text:span text:style-name="T1">er</text:span> un calcul <text:s/></text:p>
              </text:list-item>
            </text:list>
          </table:table-cell>
          <table:table-cell table:style-name="Tableau1.B2" office:value-type="string">
            <text:p text:style-name="P57">28 ; 29 ; 32 ; 33 et 34 p 22</text:p>
          </table:table-cell>
        </table:table-row>
        <table:table-row>
          <table:table-cell table:style-name="Tableau1.A2" office:value-type="string">
            <text:list xml:id="list110514185704014" text:continue-numbering="true" text:style-name="L4">
              <text:list-item>
                <text:p text:style-name="P54">écrire une expression correspondant à une succession de calculs</text:p>
              </text:list-item>
            </text:list>
          </table:table-cell>
          <table:table-cell table:style-name="Tableau1.B2" office:value-type="string">
            <text:p text:style-name="P57">1; 2 ; 3 et 5 p 19 ; 10 p 20 ; 31 ; 35 ; 36 37 ; 38 p 22</text:p>
          </table:table-cell>
        </table:table-row>
        <table:table-row>
          <table:table-cell table:style-name="Tableau1.A2" office:value-type="string">
            <text:list xml:id="list110514666851419" text:continue-numbering="true" text:style-name="L4">
              <text:list-item>
                <text:p text:style-name="P54">Utiliser la distributivité pour calculer plus simplement <text:s/></text:p>
              </text:list-item>
            </text:list>
          </table:table-cell>
          <table:table-cell table:style-name="Tableau1.B2" office:value-type="string">
            <text:p text:style-name="P57">19 et 20 p 146 ; 13 et 14 p 158</text:p>
          </table:table-cell>
        </table:table-row>
      </table:table>
      <text:p text:style-name="P57"/>
      <text:p text:style-name="P2"><text:span text:style-name="T1">C</text:span>hapitre <text:span text:style-name="T1">4 : Angles particuliers (p </text:span><text:span text:style-name="T3"><text:s text:c="6"/></text:span><text:span text:style-name="T1">) </text:span>; je d<text:span text:style-name="T1">evrai</text:span> :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list xml:id="list4163785358" text:style-name="L1">
              <text:list-item text:start-value="1">
                <text:p text:style-name="P55">Savoir mesurer un angle, construire un angle de mesure donnée</text:p>
              </text:list-item>
            </text:list>
          </table:table-cell>
          <table:table-cell table:style-name="Tableau6.B1" office:value-type="string">
            <text:p text:style-name="P2">5 p 492 ; 15 p 493</text:p>
            <text:p text:style-name="P2"/>
          </table:table-cell>
        </table:table-row>
        <table:table-row>
          <table:table-cell table:style-name="Tableau6.A2" office:value-type="string">
            <text:list xml:id="list110514194883257" text:continue-numbering="true" text:style-name="L1">
              <text:list-item>
                <text:p text:style-name="P55">Connaître et savoir repérer des angles adjacents, opposés par le sommet, alternes-internes, correspondants</text:p>
              </text:list-item>
            </text:list>
          </table:table-cell>
          <table:table-cell table:style-name="Tableau6.B2" office:value-type="string">
            <text:p text:style-name="P2">7 ; 8 p 492 ; 18 ; 19 et 21 p 493 ; 23 p 494</text:p>
          </table:table-cell>
        </table:table-row>
        <table:table-row>
          <table:table-cell table:style-name="Tableau6.A2" office:value-type="string">
            <text:list xml:id="list110514958199083" text:continue-numbering="true" text:style-name="L1">
              <text:list-item>
                <text:p text:style-name="P55">Savoir que des droites parallèles forment des angles alternes-internes égaux et réciproquement.</text:p>
              </text:list-item>
            </text:list>
          </table:table-cell>
          <table:table-cell table:style-name="Tableau6.B2" office:value-type="string">
            <text:p text:style-name="P2">9 ; 10 p 492 ; 24 ; 25 p 494 ; 335 ; 36 ; 38 p 495 ; 39 ; 40 ; 41 p 496;52 p 497 ; 53 p 498</text:p>
          </table:table-cell>
        </table:table-row>
      </table:table>
      <text:p text:style-name="P8"/>
      <text:p text:style-name="P8"><text:span text:style-name="T14">C</text:span>hapitre 5 : <text:span text:style-name="T14">Calcul littéral partie 1 (p </text:span><text:span text:style-name="T4"><text:s text:c="5"/></text:span><text:span text:style-name="T9">) ;</text:span> je de<text:span text:style-name="T14">vrai</text:span> savoir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list xml:id="list2641302991" text:style-name="L2">
              <text:list-item>
                <text:p text:style-name="P60">produire une expression littérale à partir d'un énoncé simple</text:p>
              </text:list-item>
            </text:list>
          </table:table-cell>
          <table:table-cell table:style-name="Tableau3.B1" office:value-type="string">
            <text:p text:style-name="P21">10 p 146 ; <text:s/>3 ; 4 et 5 p 145 ; 69 et 72 p 152 ; </text:p>
          </table:table-cell>
        </table:table-row>
        <table:table-row>
          <table:table-cell table:style-name="Tableau3.A2" office:value-type="string">
            <text:list xml:id="list110513636115773" text:continue-numbering="true" text:style-name="L2">
              <text:list-item>
                <text:p text:style-name="P60">Affecter une valeur à une lettre et réaliser le calcul correspondant</text:p>
              </text:list-item>
            </text:list>
          </table:table-cell>
          <table:table-cell table:style-name="Tableau3.B2" office:value-type="string">
            <text:p text:style-name="P21">23 p 147 ; 28 p 147 ; 74 et 75 p 153</text:p>
          </table:table-cell>
        </table:table-row>
        <table:table-row>
          <table:table-cell table:style-name="Tableau3.A2" office:value-type="string">
            <text:list xml:id="list110515347560704" text:continue-numbering="true" text:style-name="L2">
              <text:list-item>
                <text:p text:style-name="P60">Réduire une expression littérale</text:p>
              </text:list-item>
            </text:list>
          </table:table-cell>
          <table:table-cell table:style-name="Tableau3.B2" office:value-type="string">
            <text:p text:style-name="P21">16 p 158 ; <text:span text:style-name="T14">46 p 161</text:span>55 et 56 p 161</text:p>
          </table:table-cell>
        </table:table-row>
      </table:table>
      <text:p text:style-name="P8"/>
      <text:p text:style-name="P37"><text:span text:style-name="T15">C</text:span>hapitre 6 : <text:span text:style-name="T15">Angles d’un triangle (p </text:span><text:span text:style-name="T5"><text:s text:c="6"/></text:span><text:span text:style-name="T15">) </text:span>je d<text:span text:style-name="T15">evrai</text:span> :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8">1) Connaître la somme des angles d'un triangle et en déduire des mesures d'angle</text:p>
          </table:table-cell>
          <table:table-cell table:style-name="Tableau7.B1" office:value-type="string">
            <text:p text:style-name="P45">2 et 3 p 501 ; 22 ; 23 et 26 p 503 ; 36 p 504 ; 65 p 505</text:p>
          </table:table-cell>
        </table:table-row>
        <table:table-row>
          <table:table-cell table:style-name="Tableau7.A2" office:value-type="string">
            <text:p text:style-name="P28">2) Utiliser cette propriété dans des triangles particuliers (isocèle, équilatéral, rectangle)</text:p>
          </table:table-cell>
          <table:table-cell table:style-name="Tableau7.B2" office:value-type="string">
            <text:p text:style-name="P43">5 et 6 p 501 ; 38 et 39 p 504 ;46 p 504 ; 74 et 77 p 507 ; 30 et 32 p 503</text:p>
          </table:table-cell>
        </table:table-row>
        <table:table-row>
          <table:table-cell table:style-name="Tableau7.A2" office:value-type="string">
            <text:p text:style-name="P28">3) Démontrer qu'un triangle est particulier à partir de la mesure de ses angles</text:p>
          </table:table-cell>
          <table:table-cell table:style-name="Tableau7.B2" office:value-type="string">
            <text:p text:style-name="P41">75 p 507 ; 57 p 505 ; 41 et 43 p 504 ; 7 p 501</text:p>
          </table:table-cell>
        </table:table-row>
        <table:table-row>
          <table:table-cell table:style-name="Tableau7.A2" office:value-type="string">
            <text:p text:style-name="P28">4) Construire des triangles à partir de la donnée d'angles et de longueurs de côtés</text:p>
          </table:table-cell>
          <table:table-cell table:style-name="Tableau7.B2" office:value-type="string">
            <text:p text:style-name="P43">64 p 505 ; 76 p 507 ; 57 et 59 p 50</text:p>
          </table:table-cell>
        </table:table-row>
      </table:table>
      <text:p text:style-name="P9"><text:soft-page-break/><text:span text:style-name="T14">C</text:span>hapitre  <text:span text:style-name="T16">7 :</text:span> <text:span text:style-name="T14">Calcul littéral partie 2 (p </text:span><text:span text:style-name="T4"><text:s text:c="5"/></text:span><text:span text:style-name="T9">) ;</text:span> je de<text:span text:style-name="T14">vrai</text:span> savoir 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list xml:id="list110513794943632" text:continue-list="list110515347560704" text:style-name="L2">
              <text:list-item text:start-value="1">
                <text:p text:style-name="P61">Tester une égalité </text:p>
              </text:list-item>
            </text:list>
          </table:table-cell>
          <table:table-cell table:style-name="Tableau4.B1" office:value-type="string">
            <text:p text:style-name="P22">51 à 55 p 149 ; 58 et 59 p 150 ; 71 p 152 et 76 p 153</text:p>
          </table:table-cell>
        </table:table-row>
        <table:table-row>
          <table:table-cell table:style-name="Tableau4.A2" office:value-type="string">
            <text:list xml:id="list110515488028020" text:continue-numbering="true" text:style-name="L2">
              <text:list-item>
                <text:p text:style-name="P61">Entrer une formule de calcul sur un tableur</text:p>
              </text:list-item>
            </text:list>
          </table:table-cell>
          <table:table-cell table:style-name="Tableau4.B2" office:value-type="string">
            <text:p text:style-name="P22">66 et 67 p 151 ; 79 p 153 ; 83 p 154</text:p>
          </table:table-cell>
        </table:table-row>
        <table:table-row>
          <table:table-cell table:style-name="Tableau4.A2" office:value-type="string">
            <text:list xml:id="list110514485931865" text:continue-numbering="true" text:style-name="L2">
              <text:list-item>
                <text:p text:style-name="P62">Développer / factoriser une expression littérale</text:p>
              </text:list-item>
            </text:list>
          </table:table-cell>
          <table:table-cell table:style-name="Tableau4.B2" office:value-type="string">
            <text:p text:style-name="P44">9 p 158 ; 32 ; 33 ; 34 et 38 p 160 ; 57 p 161</text:p>
            <text:p text:style-name="P44">11 p158 ; 47 ; 50 à 53 p 161</text:p>
          </table:table-cell>
        </table:table-row>
      </table:table>
      <text:p text:style-name="P17"/>
      <text:p text:style-name="P4">Chapitre 8 : Solides droits (p <text:span text:style-name="T2"><text:s text:c="7"/></text:span>) ; je devrai savoir :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27">1) Représenter des solides droits en perspective cavalière</text:p>
          </table:table-cell>
          <table:table-cell table:style-name="Tableau9.B1" office:value-type="string">
            <text:p text:style-name="P27">33 ; 34 ; 35 p 384 ; 39 et 40 p 385</text:p>
          </table:table-cell>
        </table:table-row>
        <table:table-row>
          <table:table-cell table:style-name="Tableau9.A2" office:value-type="string">
            <text:p text:style-name="P27">2) Tracer un patron d'un solide droit</text:p>
          </table:table-cell>
          <table:table-cell table:style-name="Tableau9.B2" office:value-type="string">
            <text:p text:style-name="P27">41 ; 42 ; 43 ; 44 ; 48 ; 49 p 385 ; 66 p 389</text:p>
          </table:table-cell>
        </table:table-row>
        <table:table-row>
          <table:table-cell table:style-name="Tableau9.A2" office:value-type="string">
            <text:p text:style-name="P27">3) Repérer des faces, des sommets, des arêtes dans des solides droits</text:p>
          </table:table-cell>
          <table:table-cell table:style-name="Tableau9.B2" office:value-type="string">
            <text:p text:style-name="P27">1 ; 2 ; 4 p 381 ; 15 ; 16 ; 17 p 383 ; 7 ; 8 et 9 p 382</text:p>
          </table:table-cell>
        </table:table-row>
        <table:table-row>
          <table:table-cell table:style-name="Tableau9.A2" office:value-type="string">
            <text:p text:style-name="P27">4) Calculer et convertir des volumes </text:p>
          </table:table-cell>
          <table:table-cell table:style-name="Tableau9.B2" office:value-type="string">
            <text:p text:style-name="P27">1 p 345 ; 2 ; 3 ; 5 p 347 ; 20 à 23 p 349 (conversions) ; 24 ; 28 ; 31 ; 32 ; 33 p 349 ; 34 à 40 p 350 ; 74 et 77 p 354 </text:p>
          </table:table-cell>
        </table:table-row>
      </table:table>
      <text:p text:style-name="P3"/>
      <text:p text:style-name="P3"><text:span text:style-name="T16">C</text:span>hapitre <text:span text:style-name="T16">9</text:span> : <text:span text:style-name="T16">Multiples et diviseurs (p <text:s text:c="5"/>) :</text:span> je de<text:span text:style-name="T16">vrai</text:span> :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list xml:id="list986001333" text:style-name="L3">
              <text:list-header>
                <text:p text:style-name="P56">1) Connaître les notions de multiple et diviseur</text:p>
              </text:list-header>
            </text:list>
          </table:table-cell>
          <table:table-cell table:style-name="Tableau8.B1" office:value-type="string">
            <text:p text:style-name="P3">40 ; 41 p 124 ; 50 ; 52 ; 53 ; 54 p 125</text:p>
          </table:table-cell>
        </table:table-row>
        <table:table-row>
          <table:table-cell table:style-name="Tableau8.A2" office:value-type="string">
            <text:list xml:id="list110514861380113" text:continue-numbering="true" text:style-name="L3">
              <text:list-header>
                <text:p text:style-name="P56"><text:span text:style-name="T16">2</text:span>) Utiliser une division euclidienne</text:p>
              </text:list-header>
            </text:list>
          </table:table-cell>
          <table:table-cell table:style-name="Tableau8.B2" office:value-type="string">
            <text:p text:style-name="P3">10 p 122 ; 77 p 128 ; 81 p 128 ; 92 p 130</text:p>
          </table:table-cell>
        </table:table-row>
        <table:table-row>
          <table:table-cell table:style-name="Tableau8.A2" office:value-type="string">
            <text:list xml:id="list110514113484350" text:continue-numbering="true" text:style-name="L3">
              <text:list-header>
                <text:p text:style-name="P56"><text:span text:style-name="T16">3</text:span>) Reconnaître un nombre premier</text:p>
              </text:list-header>
            </text:list>
          </table:table-cell>
          <table:table-cell table:style-name="Tableau8.B2" office:value-type="string">
            <text:p text:style-name="P3">25 ; 26 ; 31 ; 32 p 135</text:p>
          </table:table-cell>
        </table:table-row>
        <table:table-row>
          <table:table-cell table:style-name="Tableau8.A2" office:value-type="string">
            <text:list xml:id="list110514836690446" text:continue-numbering="true" text:style-name="L3">
              <text:list-header>
                <text:p text:style-name="P56"><text:span text:style-name="T16">4</text:span>) Décomposer un nombre en produit de facteurs premiers</text:p>
              </text:list-header>
            </text:list>
          </table:table-cell>
          <table:table-cell table:style-name="Tableau8.B2" office:value-type="string">
            <text:p text:style-name="P3">41 à 47 p 136 ; 5 p 133 ; 92 p 141</text:p>
          </table:table-cell>
        </table:table-row>
        <table:table-row>
          <table:table-cell table:style-name="Tableau8.A2" office:value-type="string">
            <text:p text:style-name="P31"><text:s text:c="14"/>5) Convertir des durées</text:p>
          </table:table-cell>
          <table:table-cell table:style-name="Tableau8.B2" office:value-type="string">
            <text:p text:style-name="P31">31 ; 32 ; 33 p 270</text:p>
          </table:table-cell>
        </table:table-row>
        <table:table-row>
          <table:table-cell table:style-name="Tableau8.A2" office:value-type="string">
            <text:list xml:id="list110514583230037" text:continue-numbering="true" text:style-name="L3">
              <text:list-header>
                <text:p text:style-name="P58"><text:span text:style-name="T16">(</text:span><text:span text:style-name="T18">6</text:span>) Utiliser une représentation littérale des notions de multiples et diviseurs pour démontrer des propriétés<text:span text:style-name="T16">)</text:span></text:p>
                <text:p text:style-name="P59">(pas forcément traité cette année)</text:p>
              </text:list-header>
            </text:list>
          </table:table-cell>
          <table:table-cell table:style-name="Tableau8.B2" office:value-type="string">
            <text:p text:style-name="P7">86 p 187 ; 92 p 187 ; 94 p 188 + exemples du cours et exercice <text:s/>donné en classe</text:p>
          </table:table-cell>
        </table:table-row>
      </table:table>
      <text:p text:style-name="P1"/>
      <text:p text:style-name="P38"><text:span text:style-name="T17">C</text:span>hapitre 10 : <text:span text:style-name="T17">Triangles, longueurs et droites remarquables (p </text:span><text:span text:style-name="T6"><text:s text:c="6"/></text:span><text:span text:style-name="T17">): </text:span>je d<text:span text:style-name="T17">evrai</text:span> :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29">1) Connaître l'inégalité triangulaire et son cas d'égalité</text:p>
          </table:table-cell>
          <table:table-cell table:style-name="Tableau10.B1" office:value-type="string">
            <text:p text:style-name="P46">1 à 5 p 415 ; 14 p 416 ; 46 et 47 p 419</text:p>
          </table:table-cell>
        </table:table-row>
        <table:table-row>
          <table:table-cell table:style-name="Tableau10.A2" office:value-type="string">
            <text:p text:style-name="P29">2) connaître plusieurs façons de définir une médiatrice</text:p>
          </table:table-cell>
          <table:table-cell table:style-name="Tableau10.B2" office:value-type="string">
            <text:p text:style-name="P49">24 ; 25 ; 27 p 417</text:p>
          </table:table-cell>
        </table:table-row>
        <table:table-row>
          <table:table-cell table:style-name="Tableau10.A2" office:value-type="string">
            <text:p text:style-name="P29">3) savoir trouver le centre du cercle circonscrit à un triangle et son utilité (équidistance de trois points)</text:p>
          </table:table-cell>
          <table:table-cell table:style-name="Tableau10.B2" office:value-type="string">
            <text:p text:style-name="P29">29 p 418 ; </text:p>
          </table:table-cell>
        </table:table-row>
        <table:table-row>
          <table:table-cell table:style-name="Tableau10.A2" office:value-type="string">
            <text:p text:style-name="P29">4) Savoir ce qu'est une hauteur dans un triangle</text:p>
          </table:table-cell>
          <table:table-cell table:style-name="Tableau10.B2" office:value-type="string">
            <text:p text:style-name="P29">9 ; 10 p 416 ; 31 ; 32 p 418</text:p>
          </table:table-cell>
        </table:table-row>
        <table:table-row>
          <table:table-cell table:style-name="Tableau10.A2" office:value-type="string">
            <text:p text:style-name="P29">5) savoir calculer l'aire d'un triangle</text:p>
          </table:table-cell>
          <table:table-cell table:style-name="Tableau10.B2" office:value-type="string">
            <text:p text:style-name="P29">10 p 338 ; 41 ; 42 ; 44 ; 45 ; 53 p 341 ; 68 ; 69 p 343</text:p>
          </table:table-cell>
        </table:table-row>
      </table:table>
      <text:p text:style-name="P5"/>
      <text:p text:style-name="P10">Chapitre 11 : Nombres rationnels (p<text:span text:style-name="T2"> <text:s text:c="4"/></text:span><text:span text:style-name="T8">) ; je devrai :</text:span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30">1) Savoir ce qu'est un nombre rationnel, une fraction <text:s text:c="8"/></text:p>
          </table:table-cell>
          <table:table-cell table:style-name="Tableau11.B1" office:value-type="string">
            <text:p text:style-name="P30">1 p 61 ; 11 p 64 ; 24 ; 25 ; 26 et 27 p 65 ; 48 p 67 ; </text:p>
          </table:table-cell>
        </table:table-row>
        <table:table-row>
          <table:table-cell table:style-name="Tableau11.A2" office:value-type="string">
            <text:p text:style-name="P30">2) Savoir exprimer des proportions et résoudre des problèmes de proportion à l'aide de schémas</text:p>
          </table:table-cell>
          <table:table-cell table:style-name="Tableau11.B2" office:value-type="string">
            <text:p text:style-name="P30">8 et 9 p 64 ; 23 p 65 ; 55 ; 56 et 57 p 67 ; 72 ; 73 ; 75 p 69</text:p>
          </table:table-cell>
        </table:table-row>
        <table:table-row>
          <table:table-cell table:style-name="Tableau11.A2" office:value-type="string">
            <text:p text:style-name="P30">3) Savoir trouver des quotients égaux</text:p>
          </table:table-cell>
          <table:table-cell table:style-name="Tableau11.B2" office:value-type="string">
            <text:p text:style-name="P30">14 ; 15 p 64 ; 44 p 66 ; 56 p 67 ; 51 p 67 ; 74 p 69 ; </text:p>
          </table:table-cell>
        </table:table-row>
      </table:table>
      <text:p text:style-name="P11"/>
      <text:p text:style-name="P12">Chapitre 12 : Proportionnalité (p <text:span text:style-name="T2"><text:s text:c="6"/></text:span><text:span text:style-name="T8">) ; je devrai </text:span><text:span text:style-name="T10">savoir</text:span><text:span text:style-name="T8">:</text:span>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31">1) <text:span text:style-name="T19">R</text:span>econnaître une situation de proportionnalité <text:s text:c="8"/></text:p>
          </table:table-cell>
          <table:table-cell table:style-name="Tableau12.B1" office:value-type="string">
            <text:p text:style-name="P47">Ex 4 ; 5 ; 6 ; 19 et 20 p 268-269 ; 8 p 268</text:p>
          </table:table-cell>
        </table:table-row>
        <table:table-row>
          <table:table-cell table:style-name="Tableau12.A2" office:value-type="string">
            <text:p text:style-name="P31">2) Calculer une 4ème proportionnelle</text:p>
          </table:table-cell>
          <table:table-cell table:style-name="Tableau12.B2" office:value-type="string">
            <text:p text:style-name="P50">2 ; 3 p 267 ; 23 ; 24 p 269 ; 29 p 270 ; 57 p 273 ; 30 p 270</text:p>
          </table:table-cell>
        </table:table-row>
        <table:table-row>
          <table:table-cell table:style-name="Tableau12.A2" office:value-type="string">
            <text:p text:style-name="P31">3) Utiliser des pourcentages</text:p>
          </table:table-cell>
          <table:table-cell table:style-name="Tableau12.B2" office:value-type="string">
            <text:p text:style-name="P31">9 ; 10 p 268 ; 34 ; 36 ; 38 et 39 p 271 ; </text:p>
          </table:table-cell>
        </table:table-row>
        <table:table-row>
          <table:table-cell table:style-name="Tableau12.A2" office:value-type="string">
            <text:p text:style-name="P31">4) Utiliser l'échelle d'un plan</text:p>
          </table:table-cell>
          <table:table-cell table:style-name="Tableau12.B2" office:value-type="string">
            <text:p text:style-name="P31">45 ; 46 ; 47 et 48 p 272</text:p>
          </table:table-cell>
        </table:table-row>
        <table:table-row>
          <table:table-cell table:style-name="Tableau12.A2" office:value-type="string">
            <text:p text:style-name="P32">5) Calculer un ratio</text:p>
          </table:table-cell>
          <table:table-cell table:style-name="Tableau12.B2" office:value-type="string">
            <text:p text:style-name="P32">Exercices donnés en classe</text:p>
          </table:table-cell>
        </table:table-row>
      </table:table>
      <text:p text:style-name="P13"/>
      <text:p text:style-name="P14"><text:soft-page-break/>Chapitre 13 : Statistiques (p <text:span text:style-name="T2"><text:s text:c="7"/></text:span><text:span text:style-name="T8">) ; je devrai :</text:span>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33">1) Connaître les notions d'effectif, effectif total et fréquence et savoir les calculer</text:p>
          </table:table-cell>
          <table:table-cell table:style-name="Tableau13.B1" office:value-type="string">
            <text:p text:style-name="P48">2 à 5 p 195 ; 6 p 196 ; 16 et 20 p 197</text:p>
          </table:table-cell>
        </table:table-row>
        <table:table-row>
          <table:table-cell table:style-name="Tableau13.A2" office:value-type="string">
            <text:p text:style-name="P33">2) savoir lire et construire des diagrammes circulaires ou en barres</text:p>
          </table:table-cell>
          <table:table-cell table:style-name="Tableau13.B2" office:value-type="string">
            <text:p text:style-name="P51">7 p 196 ; 19 ; 21 p 197 ; 25 p 198 ; </text:p>
          </table:table-cell>
        </table:table-row>
        <table:table-row>
          <table:table-cell table:style-name="Tableau13.A2" office:value-type="string">
            <text:p text:style-name="P33">3) savoir regrouper des données par classe (et les représenter par un histogramme )</text:p>
          </table:table-cell>
          <table:table-cell table:style-name="Tableau13.B2" office:value-type="string">
            <text:p text:style-name="P33">9 ; 10 p 196 ; 30 ; 32 p 199 ; </text:p>
          </table:table-cell>
        </table:table-row>
        <table:table-row>
          <table:table-cell table:style-name="Tableau13.A2" office:value-type="string">
            <text:p text:style-name="P33">4) trier des données sur un tableur et les représenter par un diagramme</text:p>
          </table:table-cell>
          <table:table-cell table:style-name="Tableau13.B2" office:value-type="string">
            <text:p text:style-name="P33">42 ; 43 p 201 ; 16 p 209 ; 1 p 205 ;</text:p>
          </table:table-cell>
        </table:table-row>
      </table:table>
      <text:p text:style-name="P6"/>
      <text:p text:style-name="P14">Chapitre 14 : Comparer, ajouter et soustraire des fractions (p <text:span text:style-name="T2"><text:s text:c="5"/></text:span><text:span text:style-name="T8">) ; je devrai : </text:span>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33">1) Savoir ajouter / soustraire des écritures fractionnaires <text:s text:c="8"/></text:p>
          </table:table-cell>
          <table:table-cell table:style-name="Tableau14.B1" office:value-type="string">
            <text:p text:style-name="P33">10 ; 12 ; 15 ; 16 p 74 ; 58 ; 59 et 60 p 77</text:p>
          </table:table-cell>
        </table:table-row>
        <table:table-row>
          <table:table-cell table:style-name="Tableau14.A2" office:value-type="string">
            <text:p text:style-name="P33">2) Résoudre des problèmes utilisant addition et soustraction de fractions</text:p>
          </table:table-cell>
          <table:table-cell table:style-name="Tableau14.B2" office:value-type="string">
            <text:p text:style-name="P33">64 ; 65 ; 67 et 68 p 77 ; 69 p 78</text:p>
          </table:table-cell>
        </table:table-row>
        <table:table-row>
          <table:table-cell table:style-name="Tableau14.A2" office:value-type="string">
            <text:p text:style-name="P33">3) Comparer des écritures fractionnaires</text:p>
          </table:table-cell>
          <table:table-cell table:style-name="Tableau14.B2" office:value-type="string">
            <text:p text:style-name="P33">31 à 35 p 75 ; 70 p 78 ; 93 et 94 p 81</text:p>
          </table:table-cell>
        </table:table-row>
      </table:table>
      <text:p text:style-name="P18"/>
      <text:p text:style-name="P25">Chapitre 1<text:span text:style-name="T23">5</text:span> : <text:span text:style-name="T23">Quadrilatères</text:span> (p <text:span text:style-name="T2"><text:s text:c="5"/></text:span><text:span text:style-name="T8">) ; je devrai :</text:span></text:p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36">1) Savoir reconnaître un parallélogramme par ses différentes caractéristiques</text:p>
          </table:table-cell>
          <table:table-cell table:style-name="Tableau17.B1" office:value-type="string">
            <text:p text:style-name="P36">45 à 50 p 465 ; </text:p>
          </table:table-cell>
        </table:table-row>
        <table:table-row>
          <table:table-cell table:style-name="Tableau17.A2" office:value-type="string">
            <text:p text:style-name="P36">2) Utiliser les propriétés du parallélogramme pour calculer des mesures ou construire une figure</text:p>
          </table:table-cell>
          <table:table-cell table:style-name="Tableau17.B2" office:value-type="string">
            <text:p text:style-name="P36">19 ; 20 ; 22 ; 23 ; 24 ; 30 p 463</text:p>
          </table:table-cell>
        </table:table-row>
        <table:table-row>
          <table:table-cell table:style-name="Tableau17.A2" office:value-type="string">
            <text:p text:style-name="P36">3) Passer du parallélogramme au rectangle, losange ou carré</text:p>
          </table:table-cell>
          <table:table-cell table:style-name="Tableau17.B2" office:value-type="string">
            <text:p text:style-name="P36">53 ; 54 ; 56 p 456 ; 57 ; 58 et 60 p 466</text:p>
          </table:table-cell>
        </table:table-row>
      </table:table>
      <text:p text:style-name="P25"/>
      <text:p text:style-name="P23">Chapitre 1<text:span text:style-name="T23">6</text:span> : Addition et soustraction de relatifs (p <text:span text:style-name="T2"><text:s text:c="5"/></text:span><text:span text:style-name="T8">) ; je devrai :</text:span>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34">1) Additionner deux nombres relatifs</text:p>
          </table:table-cell>
          <table:table-cell table:style-name="Tableau15.B1" office:value-type="string">
            <text:p text:style-name="P34">1 p 37 ; 9 p 40 ; 24 p 41 ; 25 ; 26 ; 27 p 41</text:p>
          </table:table-cell>
        </table:table-row>
        <table:table-row>
          <table:table-cell table:style-name="Tableau15.A2" office:value-type="string">
            <text:p text:style-name="P34">2) Soustraire deux nombres relatifs ; calculer une distance entre deux valeurs</text:p>
          </table:table-cell>
          <table:table-cell table:style-name="Tableau15.B2" office:value-type="string">
            <text:p text:style-name="P34">2 p 37 ; 34 p 41 ; <text:s/>35 ; 38 ; 40 ; 41 ; 42 ; 45 ; 47 p 42 ; 85 p 48</text:p>
          </table:table-cell>
        </table:table-row>
        <table:table-row>
          <table:table-cell table:style-name="Tableau15.A2" office:value-type="string">
            <text:p text:style-name="P34">3) Calculer une suite d'addition et soustraction de relatifs</text:p>
          </table:table-cell>
          <table:table-cell table:style-name="Tableau15.B2" office:value-type="string">
            <text:p text:style-name="P34">2 ; 3 ; 4 ; 5 p 39 ; 54 ; 57 ; 60 ; 61 p 43</text:p>
          </table:table-cell>
        </table:table-row>
      </table:table>
      <text:p text:style-name="P24"/>
      <text:p text:style-name="P26">Chapitre 1<text:span text:style-name="T23">7</text:span> : Autres solides usuels (p <text:span text:style-name="T2"><text:s text:c="4"/></text:span><text:span text:style-name="T8">) ; je devrai savoir :</text:span></text:p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34">1) Représenter des <text:span text:style-name="T20">pyramide, cône et sphère </text:span>en perspective cavalière</text:p>
          </table:table-cell>
          <table:table-cell table:style-name="Tableau16.B1" office:value-type="string">
            <text:p text:style-name="P35">36 ; 37 p 384 ; 40 p 385</text:p>
          </table:table-cell>
        </table:table-row>
        <table:table-row>
          <table:table-cell table:style-name="Tableau16.A2" office:value-type="string">
            <text:p text:style-name="P52"><text:span text:style-name="T21">2) Tracer un patron d'</text:span><text:span text:style-name="T22">une pyramide régulière</text:span></text:p>
          </table:table-cell>
          <table:table-cell table:style-name="Tableau16.B2" office:value-type="string">
            <text:p text:style-name="P35">62 p 388 ; 64 et 65 p 389</text:p>
          </table:table-cell>
        </table:table-row>
        <table:table-row>
          <table:table-cell table:style-name="Tableau16.A2" office:value-type="string">
            <text:p text:style-name="P34"><text:span text:style-name="T20">3</text:span>) Calculer et convertir des volumes </text:p>
          </table:table-cell>
          <table:table-cell table:style-name="Tableau16.B2" office:value-type="string">
            <text:p text:style-name="P35">Exercices p 350 et 351</text:p>
          </table:table-cell>
        </table:table-row>
      </table:table>
      <text:p text:style-name="P24"/>
      <text:p text:style-name="P25">Chapitre 1<text:span text:style-name="T23">8</text:span> : <text:span text:style-name="T23">Probabilités</text:span> (p <text:span text:style-name="T2"><text:s text:c="5"/></text:span><text:span text:style-name="T8">) ; je devrai :</text:span></text:p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36">1) Savoir ce qu'est une expérience aléatoire et déterminer ses issues</text:p>
          </table:table-cell>
          <table:table-cell table:style-name="Tableau18.B1" office:value-type="string">
            <text:p text:style-name="P36">1 p 235 ; <text:s/>4 p 238</text:p>
          </table:table-cell>
        </table:table-row>
        <table:table-row>
          <table:table-cell table:style-name="Tableau18.A2" office:value-type="string">
            <text:p text:style-name="P36">2) calculer les probabilités d'issue simple et connaître la somme des probabilités des issues</text:p>
          </table:table-cell>
          <table:table-cell table:style-name="Tableau18.B2" office:value-type="string">
            <text:p text:style-name="P36">5 ; 6 ; 8 ; 11 ; 12 ; 13 p 238 ; 27 ; 28 p 240</text:p>
          </table:table-cell>
        </table:table-row>
        <table:table-row>
          <table:table-cell table:style-name="Tableau18.A2" office:value-type="string">
            <text:p text:style-name="P39"><text:span text:style-name="T23">(</text:span>3) <text:s/>Savoir ce que représente une probabilité : lien avec les fréquences et savoir simuler une expérience simple<text:span text:style-name="T23">)</text:span></text:p>
            <text:p text:style-name="P40">pas forcément traité cette année</text:p>
          </table:table-cell>
          <table:table-cell table:style-name="Tableau18.B2" office:value-type="string">
            <text:p text:style-name="P36">31 ; 32 p 240 ; 33 ; 35 p 241 ; activité p 245 ; 1 p 246 ; 5 p 247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9T08:55:53.492000000</meta:creation-date>
    <dc:date>2024-07-21T11:05:13.467000000</dc:date>
    <meta:editing-duration>PT1H34M10S</meta:editing-duration>
    <meta:editing-cycles>15</meta:editing-cycles>
    <meta:generator>LibreOffice/7.4.2.3$Windows_X86_64 LibreOffice_project/382eef1f22670f7f4118c8c2dd222ec7ad009daf</meta:generator>
    <meta:document-statistic meta:table-count="18" meta:image-count="0" meta:object-count="0" meta:page-count="3" meta:paragraph-count="158" meta:word-count="1923" meta:character-count="8225" meta:non-whitespace-character-count="6314"/>
  </office:meta>
</office:document-meta>
</file>